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4.60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160d" officeooo:paragraph-rsid="0017160d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7160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7160d" officeooo:paragraph-rsid="00179788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77a8c" officeooo:paragraph-rsid="00177a8c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784d3" officeooo:paragraph-rsid="001784d3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79788" officeooo:paragraph-rsid="00179788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92e8f" officeooo:paragraph-rsid="00192e8f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7160d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79788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92e8f" style:font-size-asian="10pt" style:font-style-asian="normal" style:font-weight-asian="normal" style:text-emphasize="none"/>
    </style:style>
    <style:style style:name="T5" style:family="text">
      <style:text-properties officeooo:rsid="00179788"/>
    </style:style>
    <style:style style:name="T6" style:family="text">
      <style:text-properties officeooo:rsid="00192e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">To DO</text:p>
          </table:table-cell>
          <table:table-cell table:style-name="Tableau1.A1" office:value-type="string">
            <text:p text:style-name="P1">In Progress</text:p>
          </table:table-cell>
          <table:table-cell table:style-name="Tableau1.A1" office:value-type="string">
            <text:p text:style-name="P1">Tested</text:p>
          </table:table-cell>
          <table:table-cell table:style-name="Tableau1.D1" office:value-type="string">
            <text:p text:style-name="P1">Done</text:p>
          </table:table-cell>
        </table:table-row>
        <table:table-row table:style-name="Tableau1.2">
          <table:table-cell table:style-name="Tableau1.A2" office:value-type="string">
            <text:p text:style-name="P5">Web scrapper les <text:span text:style-name="T5">sites suivants </text:span>:</text:p>
            <text:p text:style-name="P5"/>
            <text:p text:style-name="P5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P2"><text:span text:style-name="T1">Créer une base de donnée </text:span></text:p>
            <text:p text:style-name="P2"><text:span text:style-name="T1"/></text:p>
            <text:p text:style-name="P2"><text:span text:style-name="T2">La table 1</text:span><text:span text:style-name="T1"> comporte</text:span><text:span text:style-name="T2">ra</text:span><text:span text:style-name="T1"> </text:span><text:span text:style-name="T2">les champs suivants :</text:span></text:p>
            <text:p text:style-name="P2"><text:span text:style-name="T2">- </text:span><text:span text:style-name="T4">id du commentaire</text:span></text:p>
            <text:p text:style-name="P2"><text:span text:style-name="T2">- Le timestamp du commentaire.</text:span></text:p>
            <text:p text:style-name="P2"><text:span text:style-name="T2">- Le commentaire traité.</text:span></text:p>
            <text:p text:style-name="P2"><text:span text:style-name="T2">- L</text:span><text:span text:style-name="T1">a note </text:span><text:span text:style-name="T2">du </text:span><text:span text:style-name="T1">commentaire.</text:span></text:p>
            <text:p text:style-name="P2"><text:span text:style-name="T1">- </text:span><text:span text:style-name="T2">La note d’hygiène du commentaire.</text:span></text:p>
            <text:p text:style-name="P2"><text:span text:style-name="T2"/></text:p>
            <text:p text:style-name="P6"><text:span text:style-name="T2">L</text:span><text:span text:style-name="T1">A table 2</text:span></text:p>
            <text:p text:style-name="P3"><text:span text:style-name="T1">- </text:span><text:span text:style-name="T3">id du restaurant</text:span></text:p>
            <text:p text:style-name="P3"><text:span text:style-name="T3">- Nom du restaurant</text:span></text:p>
            <text:p text:style-name="P3"><text:span text:style-name="T3">- Suspect </text:span></text:p>
            <text:p text:style-name="P3"><text:span text:style-name="T1"/></text:p>
            <text:p text:style-name="P2"><text:span text:style-name="T2"/></text:p>
            <text:p text:style-name="P7"><text:span text:style-name="T2">B</text:span><text:span text:style-name="T1">DD : SQL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P4">Création <text:span text:style-name="T6">ou récupération</text:span> d’un modèle classification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P4">Création d’une carte interactiv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ext:soft-page-break/>
        <table:table-row table:style-name="Tableau1.2">
          <table:table-cell table:style-name="Tableau1.A2" office:value-type="string">
            <text:p text:style-name="P6">Création d’une application Flask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P7">Bouton de fausse alerte « Restaurant pas sale »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5:29:27.579049279</meta:creation-date>
    <dc:date>2018-07-16T17:12:51.037624032</dc:date>
    <meta:editing-duration>PT1M22S</meta:editing-duration>
    <meta:editing-cycles>1</meta:editing-cycles>
    <meta:document-statistic meta:table-count="1" meta:image-count="0" meta:object-count="0" meta:page-count="2" meta:paragraph-count="21" meta:word-count="88" meta:character-count="489" meta:non-whitespace-character-count="420"/>
    <meta:generator>LibreOffice/5.1.6.2$Linux_X86_64 LibreOffice_project/10m0$Build-2</meta:generator>
  </office:meta>
</office:document-meta>
</file>